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3972in" style:rel-column-width="60522*"/>
    </style:style>
    <style:style style:name="Table1.B" style:family="table-column">
      <style:table-column-properties style:column-width="0.5299in" style:rel-column-width="5013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3.3826in" fo:margin-left="0.1438in" fo:margin-right="3.3986in" table:align="margins"/>
    </style:style>
    <style:style style:name="Table5.A" style:family="table-column">
      <style:table-column-properties style:column-width="1.3236in" style:rel-column-width="25643*"/>
    </style:style>
    <style:style style:name="Table5.B" style:family="table-column">
      <style:table-column-properties style:column-width="0.1715in" style:rel-column-width="3323*"/>
    </style:style>
    <style:style style:name="Table5.C" style:family="table-column">
      <style:table-column-properties style:column-width="1.8875in" style:rel-column-width="36569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-left="none" fo:border-right="none" fo:border-top="0.0007in solid #000000" fo:border-bottom="0.0007in solid #000000"/>
    </style:style>
    <style:style style:name="Table5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" style:family="table">
      <style:table-properties style:width="6.8257in" fo:margin-left="0in" fo:margin-right="0.0993in" table:align="margins"/>
    </style:style>
    <style:style style:name="Table2.A" style:family="table-column">
      <style:table-column-properties style:column-width="1.3681in" style:rel-column-width="13135*"/>
    </style:style>
    <style:style style:name="Table2.B" style:family="table-column">
      <style:table-column-properties style:column-width="0.1639in" style:rel-column-width="1573*"/>
    </style:style>
    <style:style style:name="Table2.C" style:family="table-column">
      <style:table-column-properties style:column-width="5.2938in" style:rel-column-width="50827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2.0771in"/>
    </style:style>
    <style:style style:name="Table2.3" style:family="table-row">
      <style:table-row-properties style:min-row-height="0.0611in"/>
    </style:style>
    <style:style style:name="Table4" style:family="table">
      <style:table-properties style:width="5.2181in" table:align="margins"/>
    </style:style>
    <style:style style:name="Table4.A" style:family="table-column">
      <style:table-column-properties style:column-width="0.5639in" style:rel-column-width="7082*"/>
    </style:style>
    <style:style style:name="Table4.B" style:family="table-column">
      <style:table-column-properties style:column-width="1.0951in" style:rel-column-width="13754*"/>
    </style:style>
    <style:style style:name="Table4.C" style:family="table-column">
      <style:table-column-properties style:column-width="1.3063in" style:rel-column-width="16405*"/>
    </style:style>
    <style:style style:name="Table4.D" style:family="table-column">
      <style:table-column-properties style:column-width="1.2507in" style:rel-column-width="15707*"/>
    </style:style>
    <style:style style:name="Table4.E" style:family="table-column">
      <style:table-column-properties style:column-width="1.0021in" style:rel-column-width="12587*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style:vertical-align="middle" fo:padding="0.0382in" fo:border="0.0007in solid #000000"/>
    </style:style>
    <style:style style:name="Table4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E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9014in"/>
    </style:style>
    <style:style style:name="Table4.A3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4.E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5.2181in" table:align="margins"/>
    </style:style>
    <style:style style:name="Table6.A" style:family="table-column">
      <style:table-column-properties style:column-width="0.2208in" style:rel-column-width="2773*"/>
    </style:style>
    <style:style style:name="Table6.B" style:family="table-column">
      <style:table-column-properties style:column-width="4.9972in" style:rel-column-width="62762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3722in" style:rel-column-width="12986*"/>
    </style:style>
    <style:style style:name="Table7.B" style:family="table-column">
      <style:table-column-properties style:column-width="0.1597in" style:rel-column-width="1511*"/>
    </style:style>
    <style:style style:name="Table7.C" style:family="table-column">
      <style:table-column-properties style:column-width="5.3931in" style:rel-column-width="51038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3.3542in" style:rel-column-width="31732*"/>
    </style:style>
    <style:style style:name="Table3.B" style:family="table-column">
      <style:table-column-properties style:column-width="3.5729in" style:rel-column-width="33803*"/>
    </style:style>
    <style:style style:name="Table3.A1" style:family="table-cell">
      <style:table-cell-properties style:vertical-align="middl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0542in" style:rel-column-width="9976*"/>
    </style:style>
    <style:style style:name="Table8.B" style:family="table-column">
      <style:table-column-properties style:column-width="0.1222in" style:rel-column-width="1156*"/>
    </style:style>
    <style:style style:name="Table8.C" style:family="table-column">
      <style:table-column-properties style:column-width="0.2083in" style:rel-column-width="1971*"/>
    </style:style>
    <style:style style:name="Table8.D" style:family="table-column">
      <style:table-column-properties style:column-width="2.1201in" style:rel-column-width="20064*"/>
    </style:style>
    <style:style style:name="Table8.E" style:family="table-column">
      <style:table-column-properties style:column-width="0.184in" style:rel-column-width="1741*"/>
    </style:style>
    <style:style style:name="Table8.F" style:family="table-column">
      <style:table-column-properties style:column-width="3.2361in" style:rel-column-width="30627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3.1604in" table:align="margins"/>
    </style:style>
    <style:style style:name="Table9.A" style:family="table-column">
      <style:table-column-properties style:column-width="3.1604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3.1604in" table:align="margins"/>
    </style:style>
    <style:style style:name="Table10.A" style:family="table-column">
      <style:table-column-properties style:column-width="3.1604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3.1604in" table:align="margins"/>
    </style:style>
    <style:style style:name="Table11.A" style:family="table-column">
      <style:table-column-properties style:column-width="3.1604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8486in" table:align="margins"/>
    </style:style>
    <style:style style:name="Table14.A" style:family="table-column">
      <style:table-column-properties style:column-width="6.8486in" style:rel-column-width="65535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9271in" fo:margin-left="0in" fo:margin-right="-0.0021in" table:align="margins"/>
    </style:style>
    <style:style style:name="Table15.A" style:family="table-column">
      <style:table-column-properties style:column-width="3.3542in" style:rel-column-width="31732*"/>
    </style:style>
    <style:style style:name="Table15.B" style:family="table-column">
      <style:table-column-properties style:column-width="3.5729in" style:rel-column-width="33803*"/>
    </style:style>
    <style:style style:name="Table15.A1" style:family="table-cell">
      <style:table-cell-properties style:vertical-align="middl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align="end" style:justify-single-word="false" fo:text-indent="0in" style:auto-text-indent="false"/>
      <style:text-properties style:font-name="Times New Roman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4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5" style:family="paragraph" style:parent-style-name="Table_20_Contents"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style:font-size-asian="12pt" style:font-size-complex="12pt"/>
    </style:style>
    <style:style style:name="P25" style:family="paragraph" style:parent-style-name="Text_20_body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Times New Roman" fo:font-weight="bold" style:font-weight-asian="bold" style:font-weight-complex="bold"/>
    </style:style>
    <style:style style:name="P26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weight="bold" style:font-weight-asian="bold" style:font-weight-complex="bold"/>
    </style:style>
    <style:style style:name="T1" style:family="text">
      <style:text-properties style:font-name="Times New Roma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{Kejaksaan}</text:p>
          </table:table-cell>
          <table:table-cell table:style-name="Table1.A1" office:value-type="string">
            <text:p text:style-name="P8">P-32</text:p>
          </table:table-cell>
        </table:table-row>
      </table:table>
      <text:p text:style-name="P20">“UNTUK KEADILAN”</text:p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">No. Reg. Perkara </text:p>
            <text:p text:style-name="P16">No.Reg. Tahanan</text:p>
            <text:p text:style-name="P16">No.Reg. Bukti</text:p>
          </table:table-cell>
          <table:table-cell table:style-name="Table5.B1" office:value-type="string">
            <text:p text:style-name="P16">:</text:p>
            <text:p text:style-name="P16">:</text:p>
            <text:p text:style-name="P16">:</text:p>
          </table:table-cell>
          <table:table-cell table:style-name="Table5.C1" office:value-type="string">
            <text:p text:style-name="P16">{no_regperkara}</text:p>
            <text:p text:style-name="P16">{no_regtahanan}</text:p>
            <text:p text:style-name="P16">{no_regbukti}</text:p>
          </table:table-cell>
        </table:table-row>
      </table:table>
      <text:p text:style-name="P17"/>
      <text:p text:style-name="P19">SURAT PELIMPAHAN PERKARA</text:p>
      <text:p text:style-name="P19">ACARA PEMERIKSAAN SINGKAT</text:p>
      <text:p text:style-name="P19">NOMOR: PRINT-<text:span text:style-name="T1">{nomor_print}</text:span></text:p>
      <text:p text:style-name="P22"/>
      <text:p text:style-name="P22">KEPALA {Kejaksaan}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Membaca</text:p>
          </table:table-cell>
          <table:table-cell table:style-name="Table2.A1" office:value-type="string">
            <text:p text:style-name="P9">:</text:p>
          </table:table-cell>
          <table:table-cell table:style-name="Table2.A1" office:value-type="string">
            <text:p text:style-name="P10"><text:s/>Berkas Perkara Reg. Nomor <text:s/>{nomor} Tanggal <text:s/>{tanggal}tahun {tahun}</text:p>
            <text:p text:style-name="P10">yang dibuat oleh penyidik atas sumpah jabatan dalam perkara terdakwa.</text:p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11">No</text:p>
                </table:table-cell>
                <table:table-cell table:style-name="Table4.A1" office:value-type="string">
                  <text:p text:style-name="P6">Nama Terdakwa</text:p>
                </table:table-cell>
                <table:table-cell table:style-name="Table4.A1" office:value-type="string">
                  <text:p text:style-name="P6">Ditahan Penyidik/ Penuntur Umum</text:p>
                </table:table-cell>
                <table:table-cell table:style-name="Table4.A1" office:value-type="string">
                  <text:p text:style-name="P6">Jenis Tahanan</text:p>
                  <text:p text:style-name="P6">a. Rutan tgl.</text:p>
                  <text:p text:style-name="P6">b. Rutan tgl.</text:p>
                  <text:p text:style-name="P6">c. Kota tgl.</text:p>
                </table:table-cell>
                <table:table-cell table:style-name="Table4.E1" office:value-type="string">
                  <text:p text:style-name="P6">Keterangan</text:p>
                </table:table-cell>
              </table:table-row>
              <table:table-row>
                <table:table-cell table:style-name="Table4.A2" office:value-type="float" office:value="1">
                  <text:p text:style-name="P11">1</text:p>
                </table:table-cell>
                <table:table-cell table:style-name="Table4.A2" office:value-type="float" office:value="2">
                  <text:p text:style-name="P6">2</text:p>
                </table:table-cell>
                <table:table-cell table:style-name="Table4.A2" office:value-type="float" office:value="3">
                  <text:p text:style-name="P6">3</text:p>
                </table:table-cell>
                <table:table-cell table:style-name="Table4.A2" office:value-type="float" office:value="4">
                  <text:p text:style-name="P6">4</text:p>
                </table:table-cell>
                <table:table-cell table:style-name="Table4.E2" office:value-type="float" office:value="5">
                  <text:p text:style-name="P6">5</text:p>
                </table:table-cell>
              </table:table-row>
              <table:table-row table:style-name="Table4.3">
                <table:table-cell table:style-name="Table4.A3" office:value-type="string">
                  <text:p text:style-name="P21">[!-- BEGIN trs1 --]{no}</text:p>
                  <text:p text:style-name="P21">[!-- END trs1 --] </text:p>
                </table:table-cell>
                <table:table-cell table:style-name="Table4.A3" office:value-type="string">
                  <text:p text:style-name="Standard">[!-- BEGIN trs2 --] {nm_terdakwa}</text:p>
                  <text:p text:style-name="Standard">[!-- END trs2 --]</text:p>
                </table:table-cell>
                <table:table-cell table:style-name="Table4.A3" office:value-type="string">
                  <text:p text:style-name="Standard">[!-- BEGIN trs3 --]{penyidik}</text:p>
                  <text:p text:style-name="Standard">[!-- END trs3 --]</text:p>
                </table:table-cell>
                <table:table-cell table:style-name="Table4.A3" office:value-type="string">
                  <text:p text:style-name="Standard">[!-- BEGIN trs4 --]{jenis_tahanan}</text:p>
                  <text:p text:style-name="Standard">[!-- END trs4 --]</text:p>
                </table:table-cell>
                <table:table-cell table:style-name="Table4.E3" office:value-type="string">
                  <text:p text:style-name="Standard">[!-- BEGIN trs5 --]{ket}</text:p>
                  <text:p text:style-name="Standard">[!-- END trs5 --]</text:p>
                </table:table-cell>
              </table:table-row>
            </table:table>
            <text:p text:style-name="P5"/>
          </table:table-cell>
        </table:table-row>
        <table:table-row table:style-name="Table2.3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>Menimbang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Standard">a</text:p>
                </table:table-cell>
                <table:table-cell table:style-name="Table6.A1" office:value-type="string">
                  <text:p text:style-name="P18">Bahwa Penuntut Umum berpendapat, dari basil penyidikan dapat dilakukan penuntutan <text:s/>dengan dakwaan telah <text:s/>melakukan <text:s/>tindak pidana sebagaimana diuraikan dalam Catatan Penuntut Umum; </text:p>
                  <text:p text:style-name="P18">Bahwa perkara ini dapat diperiksa secara singkat.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2.A1" office:value-type="string">
            <text:p text:style-name="P5">Mengingat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5"><text:s/>Pasal 137 jo Pasal 203 KUHAP.</text:p>
          </table:table-cell>
        </table:table-row>
      </table:table>
      <text:p text:style-name="P25"/>
      <text:p text:style-name="P25">MENETAPKAN</text:p>
      <text:p text:style-name="P25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">Melimpahkan</text:p>
          </table:table-cell>
          <table:table-cell table:style-name="Table7.A1" office:value-type="string">
            <text:p text:style-name="P15">:</text:p>
          </table:table-cell>
          <table:table-cell table:style-name="Table7.A1" office:value-type="string">
            <text:p text:style-name="P15"><text:s/>Perkara terdakwa ke sidang Pengadilan Negeri {pengadilan}</text:p>
            <text:p text:style-name="P15">pada hari <text:s/>{hari} tanggal <text:s/>{tgl_pelimpahan} untuk diperiksa secara singkat.</text:p>
          </table:table-cell>
        </table:table-row>
      </table:table>
      <text:p text:style-name="P26"/>
      <text:p text:style-name="P1"><text:s text:c="13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office:value-type="string">
            <text:p text:style-name="P12"/>
            <text:p text:style-name="P13">{kejaksaan}</text:p>
            <text:p text:style-name="P23">SELAKU PENUNTUT UMUM</text:p>
            <text:p text:style-name="P13"/>
            <text:p text:style-name="P13"/>
            <text:p text:style-name="P13"/>
            <text:p text:style-name="P13"/>
            <text:p text:style-name="P13"/>
            <text:p text:style-name="P14">{nama_penandatangan}</text:p>
            <text:p text:style-name="P13">Pangkat/NIP:{pangkat} {nip_penandatangan}</text:p>
          </table:table-cell>
        </table:table-row>
      </table:table>
      <text:p text:style-name="P2"/>
      <text:p text:style-name="P2"><text:soft-page-break/>Tembusan </text:p>
      <text:p text:style-name="P2">[!-- BEGIN tembusan --] </text:p>
      <text:p text:style-name="P3">{urutan_tembusan}. {nama_tembusan}</text:p>
      <text:p text:style-name="P2">[!-- END tembusan --]</text:p>
      <text:p text:style-name="P24"/>
      <text:p text:style-name="P4"/>
      <text:p text:style-name="Standard">Catatan :</text:p>
      <text:p text:style-name="Standard">Kalau yang menandatangani Kasi Pidum / Kacabjari tembusannya disampaikan juga kepada Kajari.</text:p>
      <text:p text:style-name="Standard"/>
      <text:p text:style-name="Standard"/>
      <text:p text:style-name="P19">KETERANGAN UNTUK PENGADILAN</text:p>
      <text:p text:style-name="P19"/>
      <text:p text:style-name="P1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16">Bahwa</text:p>
          </table:table-cell>
          <table:table-cell table:style-name="Table8.A1" office:value-type="string">
            <text:p text:style-name="P16">:</text:p>
          </table:table-cell>
          <table:table-cell table:style-name="Table8.A1" office:value-type="string">
            <text:p text:style-name="P16">a.</text:p>
          </table:table-cell>
          <table:table-cell table:style-name="Table8.A1" office:value-type="string">
            <text:p text:style-name="P16">Terdakwa/ Para terdakwa</text:p>
          </table:table-cell>
          <table:table-cell table:style-name="Table8.A1" office:value-type="string">
            <text:p text:style-name="P16">: <text:s text:c="2"/>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6">{terdakwa}</text:p>
                </table:table-cell>
              </table:table-row>
            </table:table>
            <text:p text:style-name="P16"/>
          </table:table-cell>
        </table:table-row>
        <table:table-row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6">b.</text:p>
          </table:table-cell>
          <table:table-cell table:style-name="Table8.A1" office:value-type="string">
            <text:p text:style-name="P16">Para Seksi</text:p>
          </table:table-cell>
          <table:table-cell table:style-name="Table8.A1" office:value-type="string">
            <text:p text:style-name="P16">:</text:p>
          </table:table-cell>
          <table:table-cell table:style-name="Table8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6">{pera_seksi}</text:p>
                </table:table-cell>
              </table:table-row>
            </table:table>
            <text:p text:style-name="P16"/>
          </table:table-cell>
        </table:table-row>
        <table:table-row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6">c.</text:p>
          </table:table-cell>
          <table:table-cell table:style-name="Table8.A1" office:value-type="string">
            <text:p text:style-name="P16">Ahli / Juru Bahasa</text:p>
          </table:table-cell>
          <table:table-cell table:style-name="Table8.A1" office:value-type="string">
            <text:p text:style-name="P16">:</text:p>
          </table:table-cell>
          <table:table-cell table:style-name="Table8.A1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6">{juru_bahasa}</text:p>
                </table:table-cell>
              </table:table-row>
            </table:table>
            <text:p text:style-name="P16"/>
          </table:table-cell>
        </table:table-row>
      </table:table>
      <text:p text:style-name="P20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"><text:s text:c="8"/>Sudah diperintahkan untuk menghadap di muka persidangan pengadilan negeri {pengadilan}</text:p>
            <text:p text:style-name="P16">jalan <text:s/>{jalan} pada hari {hari} tanggal {tanggal}jam {jam}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6"><text:s text:c="8"/>Menyediakan barang bukti berupa</text:p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6">{barang_bukti}</text:p>
                </table:table-cell>
              </table:table-row>
            </table:table>
            <text:p text:style-name="P16"><text:s text:c="16"/></text:p>
          </table:table-cell>
        </table:table-row>
      </table:table>
      <text:p text:style-name="P20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"/>
          </table:table-cell>
          <table:table-cell office:value-type="string">
            <text:p text:style-name="P12"/>
            <text:p text:style-name="P13">KEPALA{Kejaksaan}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4">{nama_penandatangan}</text:p>
            <text:p text:style-name="P13">Pangkat/NIP:{pangkat} {nip_penandatangan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1T11:07:28.10</dc:date>
    <meta:editing-duration>PT18H1M8S</meta:editing-duration>
    <meta:editing-cycles>164</meta:editing-cycles>
    <meta:generator>OpenOffice/4.1.1$Win32 OpenOffice.org_project/411m6$Build-9775</meta:generator>
    <dc:creator>hadi wibowo</dc:creator>
    <meta:document-statistic meta:table-count="15" meta:image-count="0" meta:object-count="0" meta:page-count="2" meta:paragraph-count="90" meta:word-count="266" meta:character-count="1860"/>
  </office:meta>
</office:document-meta>
</file>